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29cm" draw:marker-end-width="0.229cm" draw:fill="none" draw:textarea-horizontal-align="justify" draw:textarea-vertical-align="middle" draw:auto-grow-height="false" fo:min-height="1.314cm" fo:min-width="2.016cm" fo:padding-top="0.137cm" fo:padding-bottom="0.137cm" fo:padding-left="0.262cm" fo:padding-right="0.262cm"/>
      <style:paragraph-properties style:writing-mode="lr-tb"/>
    </style:style>
    <style:style style:name="gr2" style:family="graphic" style:parent-style-name="objectwithoutfill">
      <style:graphic-properties svg:stroke-width="0.025cm" draw:marker-start-width="0.229cm" draw:marker-end="Arrowheads_20_2" draw:marker-end-width="0.33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29cm" draw:marker-end-width="0.229cm" draw:fill="none" draw:textarea-horizontal-align="justify" draw:textarea-vertical-align="middle" draw:auto-grow-height="false" fo:min-height="1.338cm" fo:min-width="1.723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svg:stroke-width="0.025cm" draw:marker-start-width="0.229cm" draw:marker-end-width="0.229cm" draw:fill="none" draw:textarea-horizontal-align="justify" draw:textarea-vertical-align="middle" draw:auto-grow-height="false" fo:min-height="1.338cm" fo:min-width="2.058cm" fo:padding-top="0.137cm" fo:padding-bottom="0.137cm" fo:padding-left="0.262cm" fo:padding-right="0.262cm"/>
      <style:paragraph-properties style:writing-mode="lr-tb"/>
    </style:style>
    <style:style style:name="gr5" style:family="graphic" style:parent-style-name="objectwithoutfill">
      <style:graphic-properties svg:stroke-width="0.025cm" draw:marker-start-width="0.229cm" draw:marker-end="Arrowheads_20_3" draw:marker-end-width="0.33cm" draw:fill="non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29cm" draw:marker-end="Arrowheads_20_4" draw:marker-end-width="0.33cm" draw:fill="non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29cm" draw:marker-end="Arrowheads_20_5" draw:marker-end-width="0.33cm" draw:fill="non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draw:marker-start-width="0.229cm" draw:marker-end="Arrowheads_20_6" draw:marker-end-width="0.33cm" draw:fill="non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29cm" draw:marker-end="Arrowheads_20_7" draw:marker-end-width="0.33cm" draw:fill="non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draw:marker-start-width="0.229cm" draw:marker-end="Arrowheads_20_8" draw:marker-end-width="0.33cm" draw:fill="non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draw:marker-start-width="0.229cm" draw:marker-end="Arrowheads_20_9" draw:marker-end-width="0.33cm" draw:fill="non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draw:marker-start-width="0.229cm" draw:marker-end="Arrowheads_20_10" draw:marker-end-width="0.33cm" draw:fill="non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draw:marker-start-width="0.229cm" draw:marker-end="Arrowheads_20_11" draw:marker-end-width="0.33cm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6" style:family="graphic" style:parent-style-name="standard">
      <style:graphic-properties draw:stroke="solid" svg:stroke-width="0.025cm" svg:stroke-color="#000000" draw:marker-start-width="0.229cm" draw:marker-end-width="0.229cm" draw:fill="none" draw:fill-color="#ffffff" fo:min-height="2.901cm" fo:padding-top="0.137cm" fo:padding-bottom="0.137cm" fo:padding-left="0.262cm" fo:padding-right="0.262cm"/>
      <style:paragraph-properties style:writing-mode="lr-tb"/>
    </style:style>
    <style:style style:name="gr17" style:family="graphic" style:parent-style-name="objectwithoutfill">
      <style:graphic-properties svg:stroke-width="0.025cm" draw:marker-start-width="0.229cm" draw:marker-end="Arrowheads_20_12" draw:marker-end-width="0.33cm" draw:fill="none" fo:padding-top="0.137cm" fo:padding-bottom="0.137cm" fo:padding-left="0.262cm" fo:padding-right="0.262cm"/>
    </style:style>
    <style:style style:name="gr18" style:family="graphic" style:parent-style-name="objectwithoutfill">
      <style:graphic-properties svg:stroke-width="0.025cm" draw:marker-start-width="0.229cm" draw:marker-end="Arrowheads_20_13" draw:marker-end-width="0.33cm" draw:fill="none" fo:padding-top="0.137cm" fo:padding-bottom="0.137cm" fo:padding-left="0.262cm" fo:padding-right="0.262cm"/>
    </style:style>
    <style:style style:name="gr19" style:family="graphic" style:parent-style-name="objectwithoutfill">
      <style:graphic-properties svg:stroke-width="0.025cm" draw:marker-start-width="0.229cm" draw:marker-end="Arrowheads_20_14" draw:marker-end-width="0.33cm" draw:fill="none" fo:padding-top="0.137cm" fo:padding-bottom="0.137cm" fo:padding-left="0.262cm" fo:padding-right="0.262cm"/>
    </style:style>
    <style:style style:name="gr20" style:family="graphic" style:parent-style-name="objectwithoutfill">
      <style:graphic-properties svg:stroke-width="0.025cm" draw:marker-start-width="0.229cm" draw:marker-end="Arrowheads_20_15" draw:marker-end-width="0.33cm" draw:fill="none" fo:padding-top="0.137cm" fo:padding-bottom="0.137cm" fo:padding-left="0.262cm" fo:padding-right="0.262cm"/>
    </style:style>
    <style:style style:name="gr21" style:family="graphic" style:parent-style-name="objectwithoutfill">
      <style:graphic-properties svg:stroke-width="0.025cm" draw:marker-start-width="0.229cm" draw:marker-end="Arrowheads_20_16" draw:marker-end-width="0.33cm" draw:fill="non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draw:marker-start-width="0.229cm" draw:marker-end="Arrowheads_20_17" draw:marker-end-width="0.33cm" draw:fill="non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draw:marker-start-width="0.229cm" draw:marker-end="Arrowheads_20_18" draw:marker-end-width="0.33cm" draw:fill="none" fo:padding-top="0.137cm" fo:padding-bottom="0.137cm" fo:padding-left="0.262cm" fo:padding-right="0.262cm"/>
    </style:style>
    <style:style style:name="gr24" style:family="graphic" style:parent-style-name="objectwithoutfill">
      <style:graphic-properties svg:stroke-width="0.025cm" draw:marker-start-width="0.229cm" draw:marker-end="Arrowheads_20_19" draw:marker-end-width="0.33cm" draw:fill="none" fo:padding-top="0.137cm" fo:padding-bottom="0.137cm" fo:padding-left="0.262cm" fo:padding-right="0.262cm"/>
    </style:style>
    <style:style style:name="gr25" style:family="graphic" style:parent-style-name="objectwithoutfill">
      <style:graphic-properties svg:stroke-width="0.025cm" draw:marker-start-width="0.229cm" draw:marker-end="Arrowheads_20_20" draw:marker-end-width="0.33cm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start-width="0.229cm" draw:marker-end-width="0.229cm" draw:fill="none" draw:fill-color="#ffffff" fo:min-height="0.385cm" fo:padding-top="0.137cm" fo:padding-bottom="0.137cm" fo:padding-left="0.262cm" fo:padding-right="0.262cm"/>
      <style:paragraph-properties style:writing-mode="lr-tb"/>
    </style:style>
    <style:style style:name="gr27" style:family="graphic" style:parent-style-name="standard">
      <style:graphic-properties draw:stroke="solid" draw:stroke-dash="Double_20_Dash" svg:stroke-width="0.025cm" svg:stroke-color="#000000" draw:marker-start-width="0.229cm" draw:marker-end-width="0.229cm" draw:fill="none" draw:fill-color="#ffffff" fo:min-height="2.901cm" fo:padding-top="0.137cm" fo:padding-bottom="0.137cm" fo:padding-left="0.262cm" fo:padding-right="0.262cm"/>
      <style:paragraph-properties style:writing-mode="lr-tb"/>
    </style:style>
    <style:style style:name="gr28" style:family="graphic" style:parent-style-name="objectwithoutfill">
      <style:graphic-properties svg:stroke-width="0.025cm" draw:marker-start-width="0.229cm" draw:marker-end="Arrowheads_20_21" draw:marker-end-width="0.33cm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fo:min-height="1.387cm"/>
      <style:paragraph-properties style:writing-mode="lr-tb"/>
    </style:style>
    <style:style style:name="gr30" style:family="graphic" style:parent-style-name="objectwithoutfill">
      <style:graphic-properties svg:stroke-width="0.025cm" draw:marker-start-width="0.229cm" draw:marker-end="Arrowheads_20_23" draw:marker-end-width="0.33cm" draw:fill="none" fo:padding-top="0.137cm" fo:padding-bottom="0.137cm" fo:padding-left="0.262cm" fo:padding-right="0.262cm"/>
    </style:style>
    <style:style style:name="gr31" style:family="graphic" style:parent-style-name="objectwithoutfill">
      <style:graphic-properties svg:stroke-width="0.025cm" draw:marker-start-width="0.229cm" draw:marker-end="Arrowheads_20_24" draw:marker-end-width="0.33cm" draw:fill="non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4" style:family="graphic" style:parent-style-name="standard">
      <style:graphic-properties draw:stroke="solid" draw:stroke-dash="Double_20_Dash" svg:stroke-width="0.025cm" svg:stroke-color="#000000" draw:marker-start-width="0.229cm" draw:marker-end-width="0.229cm" draw:fill="none" draw:fill-color="#ffffff" fo:min-height="3.917cm" fo:padding-top="0.137cm" fo:padding-bottom="0.137cm" fo:padding-left="0.262cm" fo:padding-right="0.262cm"/>
      <style:paragraph-properties style:writing-mode="lr-tb"/>
    </style:style>
    <style:style style:name="gr35" style:family="graphic" style:parent-style-name="standard">
      <style:graphic-properties draw:stroke="solid" draw:stroke-dash="Double_20_Dash" svg:stroke-width="0.025cm" svg:stroke-color="#000000" draw:marker-start-width="0.229cm" draw:marker-end-width="0.229cm" draw:fill="none" draw:fill-color="#ffffff" fo:min-height="5.391cm" fo:padding-top="0.137cm" fo:padding-bottom="0.137cm" fo:padding-left="0.262cm" fo:padding-right="0.262cm"/>
      <style:paragraph-properties style:writing-mode="lr-tb"/>
    </style:style>
    <style:style style:name="gr36" style:family="graphic" style:parent-style-name="standard">
      <style:graphic-properties draw:stroke="solid" draw:stroke-dash="Double_20_Dash" svg:stroke-width="0.025cm" svg:stroke-color="#000000" draw:marker-start-width="0.229cm" draw:marker-end-width="0.229cm" draw:fill="none" draw:fill-color="#ffffff" fo:min-height="3.218cm" fo:padding-top="0.137cm" fo:padding-bottom="0.137cm" fo:padding-left="0.262cm" fo:padding-right="0.26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alibrate" draw:style-name="gr1" draw:text-style-name="P2" xml:id="id10" draw:id="id10" draw:layer="layout" svg:width="2.54cm" svg:height="1.588cm" svg:x="3.222cm" svg:y="4.339cm">
          <svg:title>Calibrate</svg:title>
          <text:p text:style-name="P1">Trim</text:p>
          <text:p text:style-name="P1">Kalibrieru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762cm" svg:y1="7.038cm" svg:x2="6.879cm" svg:y2="7.038cm" draw:start-shape="id1" draw:start-glue-point="1" draw:end-shape="id2" draw:end-glue-point="3" svg:d="M5762 7038h1117" svg:viewBox="0 0 1118 1">
          <text:p/>
        </draw:connector>
        <draw:custom-shape draw:name="Calibrate 1" draw:style-name="gr1" draw:text-style-name="P2" xml:id="id1" draw:id="id1" draw:layer="layout" svg:width="2.54cm" svg:height="1.588cm" svg:x="3.222cm" svg:y="6.244cm">
          <svg:title>Calibrate</svg:title>
          <text:p text:style-name="P1">Analog</text:p>
          <text:p text:style-name="P1">Kalibrierung</text:p>
          <draw:enhanced-geometry svg:viewBox="0 0 21600 21600" draw:type="rectangle" draw:enhanced-path="M 0 0 L 21600 0 21600 21600 0 21600 0 0 Z N"/>
        </draw:custom-shape>
        <draw:custom-shape draw:name="Calibrate 2" draw:style-name="gr3" draw:text-style-name="P2" xml:id="id3" draw:id="id3" draw:layer="layout" svg:width="2.223cm" svg:height="1.588cm" svg:x="3.222cm" svg:y="8.15cm">
          <svg:title>Calibrate</svg:title>
          <text:p text:style-name="P1">Schalt-</text:p>
          <text:p text:style-name="P1">kanäle</text:p>
          <draw:enhanced-geometry svg:viewBox="0 0 21600 21600" draw:type="rectangle" draw:enhanced-path="M 0 0 L 21600 0 21600 21600 0 21600 0 0 Z N"/>
        </draw:custom-shape>
        <draw:custom-shape draw:name="Calibrate 3" draw:style-name="gr3" draw:text-style-name="P2" xml:id="id2" draw:id="id2" draw:layer="layout" svg:width="2.223cm" svg:height="1.588cm" svg:x="6.879cm" svg:y="6.244cm">
          <svg:title>Calibrate</svg:title>
          <text:p text:style-name="P1">Kanal</text:p>
          <text:p text:style-name="P1">Umkehr</text:p>
          <draw:enhanced-geometry svg:viewBox="0 0 21600 21600" draw:type="rectangle" draw:enhanced-path="M 0 0 L 21600 0 21600 21600 0 21600 0 0 Z N"/>
        </draw:custom-shape>
        <draw:custom-shape draw:name="Calibrate 4" draw:style-name="gr3" draw:text-style-name="P2" xml:id="id4" draw:id="id4" draw:layer="layout" svg:width="2.223cm" svg:height="1.588cm" svg:x="10.842cm" svg:y="6.244cm">
          <svg:title>Calibrate</svg:title>
          <text:p text:style-name="P1">Analog-</text:p>
          <text:p text:style-name="P1">schalter</text:p>
          <draw:enhanced-geometry svg:viewBox="0 0 21600 21600" draw:type="rectangle" draw:enhanced-path="M 0 0 L 21600 0 21600 21600 0 21600 0 0 Z N"/>
        </draw:custom-shape>
        <draw:custom-shape draw:name="Calibrate 5" draw:style-name="gr3" draw:text-style-name="P2" xml:id="id5" draw:id="id5" draw:layer="layout" svg:width="2.223cm" svg:height="1.588cm" svg:x="10.842cm" svg:y="8.15cm">
          <svg:title>Calibrate</svg:title>
          <text:p text:style-name="P1">Eingang</text:p>
          <text:p text:style-name="P1">Zuordnung</text:p>
          <draw:enhanced-geometry svg:viewBox="0 0 21600 21600" draw:type="rectangle" draw:enhanced-path="M 0 0 L 21600 0 21600 21600 0 21600 0 0 Z N"/>
        </draw:custom-shape>
        <draw:custom-shape draw:name="Calibrate 6" draw:style-name="gr4" draw:text-style-name="P2" xml:id="id6" draw:id="id6" draw:layer="layout" svg:width="2.558cm" svg:height="1.588cm" svg:x="14.334cm" svg:y="8.151cm">
          <svg:title>Calibrate</svg:title>
          <text:p text:style-name="P1">Kanal-</text:p>
          <text:p text:style-name="P1">verzögerung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1.582cm" svg:x1="5.445cm" svg:y1="8.944cm" svg:x2="10.842cm" svg:y2="7.038cm" draw:start-shape="id3" draw:start-glue-point="1" draw:end-shape="id4" svg:d="M5445 8944h4280v-1906h1117" svg:viewBox="0 0 5398 1907">
          <text:p/>
        </draw:connector>
        <draw:connector draw:style-name="gr6" draw:text-style-name="P3" draw:layer="layout" svg:x1="5.445cm" svg:y1="8.944cm" svg:x2="10.842cm" svg:y2="8.944cm" draw:start-shape="id3" draw:start-glue-point="1" draw:end-shape="id5" draw:end-glue-point="3" svg:d="M5445 8944h5397" svg:viewBox="0 0 5398 1">
          <text:p/>
        </draw:connector>
        <draw:connector draw:style-name="gr7" draw:text-style-name="P3" draw:layer="layout" svg:x1="13.065cm" svg:y1="8.944cm" svg:x2="14.334cm" svg:y2="8.945cm" draw:start-shape="id5" draw:start-glue-point="1" draw:end-shape="id6" draw:end-glue-point="3" svg:d="M13065 8944h634v1h635" svg:viewBox="0 0 1270 2">
          <text:p/>
        </draw:connector>
        <draw:connector draw:style-name="gr8" draw:text-style-name="P3" draw:layer="layout" svg:x1="9.102cm" svg:y1="7.038cm" svg:x2="10.842cm" svg:y2="7.038cm" draw:start-shape="id2" draw:start-glue-point="1" draw:end-shape="id4" svg:d="M9102 7038h1740" svg:viewBox="0 0 1741 1">
          <text:p/>
        </draw:connector>
        <draw:custom-shape draw:name="Calibrate 7" draw:style-name="gr3" draw:text-style-name="P2" xml:id="id7" draw:id="id7" draw:layer="layout" svg:width="2.223cm" svg:height="1.588cm" svg:x="17.927cm" svg:y="8.15cm">
          <svg:title>Calibrate</svg:title>
          <text:p text:style-name="P1">Dual Rate</text:p>
          <text:p text:style-name="P1">Expo</text:p>
          <draw:enhanced-geometry svg:viewBox="0 0 21600 21600" draw:type="rectangle" draw:enhanced-path="M 0 0 L 21600 0 21600 21600 0 21600 0 0 Z N"/>
        </draw:custom-shape>
        <draw:custom-shape draw:name="Calibrate 8" draw:style-name="gr3" draw:text-style-name="P2" xml:id="id8" draw:id="id8" draw:layer="layout" svg:width="2.223cm" svg:height="1.588cm" svg:x="21.319cm" svg:y="8.151cm">
          <svg:title>Calibrate</svg:title>
          <text:p text:style-name="P1">Kanal-</text:p>
          <text:p text:style-name="P1">begrenzer</text:p>
          <draw:enhanced-geometry svg:viewBox="0 0 21600 21600" draw:type="rectangle" draw:enhanced-path="M 0 0 L 21600 0 21600 21600 0 21600 0 0 Z N"/>
        </draw:custom-shape>
        <draw:custom-shape draw:name="Calibrate 9" draw:style-name="gr3" draw:text-style-name="P2" xml:id="id9" draw:id="id9" draw:layer="layout" svg:width="2.223cm" svg:height="1.588cm" svg:x="24.812cm" svg:y="8.15cm">
          <svg:title>Calibrate</svg:title>
          <text:p text:style-name="P1">Analog-</text:p>
          <text:p text:style-name="P1">trim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6.892cm" svg:y1="8.945cm" svg:x2="17.927cm" svg:y2="8.944cm" draw:start-shape="id6" draw:start-glue-point="1" draw:end-shape="id7" draw:end-glue-point="3" svg:d="M16892 8945h517v-1h518" svg:viewBox="0 0 1036 2">
          <text:p/>
        </draw:connector>
        <draw:connector draw:style-name="gr10" draw:text-style-name="P3" draw:layer="layout" svg:x1="20.15cm" svg:y1="8.944cm" svg:x2="21.319cm" svg:y2="8.945cm" draw:start-shape="id7" draw:start-glue-point="1" draw:end-shape="id8" draw:end-glue-point="3" svg:d="M20150 8944h584v1h585" svg:viewBox="0 0 1170 2">
          <text:p/>
        </draw:connector>
        <draw:connector draw:style-name="gr11" draw:text-style-name="P3" draw:layer="layout" svg:x1="23.542cm" svg:y1="8.945cm" svg:x2="24.812cm" svg:y2="8.944cm" draw:start-shape="id8" draw:start-glue-point="1" draw:end-shape="id9" draw:end-glue-point="3" svg:d="M23542 8945h634v-1h636" svg:viewBox="0 0 1271 2">
          <text:p/>
        </draw:connector>
        <draw:connector draw:style-name="gr12" draw:text-style-name="P3" draw:layer="layout" svg:x1="5.762cm" svg:y1="5.133cm" svg:x2="25.923cm" svg:y2="8.15cm" draw:start-shape="id10" draw:start-glue-point="1" draw:end-shape="id9" draw:end-glue-point="0" svg:d="M5762 5133h20161v3017" svg:viewBox="0 0 20162 3018">
          <text:p/>
        </draw:connector>
        <draw:connector draw:style-name="gr13" draw:text-style-name="P3" draw:layer="layout" draw:line-skew="0cm -0.468cm -1.068cm" svg:x1="27.035cm" svg:y1="8.944cm" svg:x2="3.287cm" svg:y2="12.906cm" draw:start-shape="id9" draw:start-glue-point="1" draw:end-shape="id11" draw:end-glue-point="3" svg:d="M27035 8944h512v1513h-25842v2449h1582" svg:viewBox="0 0 25843 3963">
          <text:p/>
        </draw:connector>
        <draw:frame draw:style-name="gr14" draw:text-style-name="P4" draw:layer="layout" svg:width="1.587cm" svg:height="0.963cm" svg:x="5.61cm" svg:y="6.245cm">
          <draw:text-box>
            <text:p>IN1-6</text:p>
          </draw:text-box>
        </draw:frame>
        <draw:frame draw:style-name="gr14" draw:text-style-name="P4" draw:layer="layout" svg:width="1.587cm" svg:height="0.963cm" svg:x="5.61cm" svg:y="8.15cm">
          <draw:text-box>
            <text:p>IN7-9</text:p>
          </draw:text-box>
        </draw:frame>
        <draw:frame draw:style-name="gr15" draw:text-style-name="P4" draw:layer="layout" svg:width="1.587cm" svg:height="0.635cm" svg:x="13.065cm" svg:y="8.151cm">
          <draw:text-box>
            <text:p>CH1-9</text:p>
          </draw:text-box>
        </draw:frame>
        <draw:frame draw:style-name="gr16" draw:text-style-name="P4" draw:layer="layout" svg:width="12.778cm" svg:height="3.175cm" svg:x="15.922cm" svg:y="1cm">
          <draw:text-box>
            <text:p>IN1-9<text:tab/>Analog Eingänge</text:p>
            <text:p>TR1-4<text:tab/>Trim Eingänge</text:p>
            <text:p>CH1-9 <text:tab/>Logische Kanäle: MOT, QR, HR, SR, WK, LK, FWK, K8, K9</text:p>
            <text:p text:style-name="P5"><text:span text:style-name="T1">CH1-12</text:span><text:span text:style-name="T1"><text:tab/></text:span><text:span text:style-name="T1">Logische Kanäle: </text:span>MOT, QR, QR2, HR, SR, WK, WK2, LK, LK2, FWK, K8, K9</text:p>
            <text:p text:style-name="P5">S1-9<text:tab/>Servo Kanäle</text:p>
            <text:p>CS1-3<text:tab/>Geberschalter</text:p>
            <text:p>LS1-3<text:tab/>Logische Schalter</text:p>
          </draw:text-box>
        </draw:frame>
        <draw:connector draw:style-name="gr17" draw:text-style-name="P3" draw:layer="layout" svg:x1="13.065cm" svg:y1="7.038cm" svg:x2="14.25cm" svg:y2="7.05cm" draw:start-shape="id4" draw:start-glue-point="1" svg:d="M13065 7038h849v12h336" svg:viewBox="0 0 1186 13">
          <text:p/>
        </draw:connector>
        <draw:frame draw:style-name="gr15" draw:text-style-name="P4" draw:layer="layout" svg:width="1.587cm" svg:height="0.635cm" svg:x="13.065cm" svg:y="6.244cm">
          <draw:text-box>
            <text:p>CS1-3</text:p>
          </draw:text-box>
        </draw:frame>
        <draw:custom-shape draw:name="Calibrate 10" draw:style-name="gr3" draw:text-style-name="P2" xml:id="id11" draw:id="id11" draw:layer="layout" svg:width="2.223cm" svg:height="1.588cm" svg:x="3.287cm" svg:y="12.112cm">
          <svg:title>Calibrate</svg:title>
          <text:p text:style-name="P1">Modell</text:p>
          <text:p text:style-name="P1">Mischer</text:p>
          <draw:enhanced-geometry svg:viewBox="0 0 21600 21600" draw:type="rectangle" draw:enhanced-path="M 0 0 L 21600 0 21600 21600 0 21600 0 0 Z N"/>
        </draw:custom-shape>
        <draw:custom-shape draw:name="Calibrate 11" draw:style-name="gr3" draw:text-style-name="P2" xml:id="id17" draw:id="id17" draw:layer="layout" svg:width="2.223cm" svg:height="1.588cm" svg:x="7.097cm" svg:y="12.112cm">
          <svg:title>Calibrate</svg:title>
          <text:p text:style-name="P1">Freie</text:p>
          <text:p text:style-name="P1">Mischer</text:p>
          <draw:enhanced-geometry svg:viewBox="0 0 21600 21600" draw:type="rectangle" draw:enhanced-path="M 0 0 L 21600 0 21600 21600 0 21600 0 0 Z N"/>
        </draw:custom-shape>
        <draw:custom-shape draw:name="Calibrate 12" draw:style-name="gr3" draw:text-style-name="P2" xml:id="id18" draw:id="id18" draw:layer="layout" svg:width="2.223cm" svg:height="1.588cm" svg:x="10.472cm" svg:y="12.112cm">
          <svg:title>Calibrate</svg:title>
          <text:p text:style-name="P1">Phasen-</text:p>
          <text:p text:style-name="P1">trim</text:p>
          <draw:enhanced-geometry svg:viewBox="0 0 21600 21600" draw:type="rectangle" draw:enhanced-path="M 0 0 L 21600 0 21600 21600 0 21600 0 0 Z N"/>
        </draw:custom-shape>
        <draw:custom-shape draw:name="Calibrate 13" draw:style-name="gr3" draw:text-style-name="P2" xml:id="id19" draw:id="id19" draw:layer="layout" svg:width="2.223cm" svg:height="1.588cm" svg:x="13.965cm" svg:y="12.112cm">
          <svg:title>Calibrate</svg:title>
          <text:p text:style-name="P1">Motor</text:p>
          <text:p text:style-name="P1">Aus</text:p>
          <draw:enhanced-geometry svg:viewBox="0 0 21600 21600" draw:type="rectangle" draw:enhanced-path="M 0 0 L 21600 0 21600 21600 0 21600 0 0 Z N"/>
        </draw:custom-shape>
        <draw:custom-shape draw:name="Calibrate 14" draw:style-name="gr3" draw:text-style-name="P2" xml:id="id12" draw:id="id12" draw:layer="layout" svg:width="2.223cm" svg:height="1.588cm" svg:x="3.287cm" svg:y="16.209cm">
          <svg:title>Calibrate</svg:title>
          <text:p text:style-name="P1">Servo</text:p>
          <text:p text:style-name="P1">Zuordnung</text:p>
          <draw:enhanced-geometry svg:viewBox="0 0 21600 21600" draw:type="rectangle" draw:enhanced-path="M 0 0 L 21600 0 21600 21600 0 21600 0 0 Z N"/>
        </draw:custom-shape>
        <draw:custom-shape draw:name="Calibrate 15" draw:style-name="gr3" draw:text-style-name="P2" xml:id="id13" draw:id="id13" draw:layer="layout" svg:width="2.223cm" svg:height="1.588cm" svg:x="6.779cm" svg:y="16.209cm">
          <svg:title>Calibrate</svg:title>
          <text:p text:style-name="P1">Servo</text:p>
          <text:p text:style-name="P1">Umkehr</text:p>
          <draw:enhanced-geometry svg:viewBox="0 0 21600 21600" draw:type="rectangle" draw:enhanced-path="M 0 0 L 21600 0 21600 21600 0 21600 0 0 Z N"/>
        </draw:custom-shape>
        <draw:custom-shape draw:name="Calibrate 16" draw:style-name="gr3" draw:text-style-name="P2" xml:id="id14" draw:id="id14" draw:layer="layout" svg:width="2.223cm" svg:height="1.588cm" svg:x="10.272cm" svg:y="16.209cm">
          <svg:title>Calibrate</svg:title>
          <text:p text:style-name="P1">Servo-</text:p>
          <text:p text:style-name="P1">mitte</text:p>
          <draw:enhanced-geometry svg:viewBox="0 0 21600 21600" draw:type="rectangle" draw:enhanced-path="M 0 0 L 21600 0 21600 21600 0 21600 0 0 Z N"/>
        </draw:custom-shape>
        <draw:custom-shape draw:name="Calibrate 17" draw:style-name="gr3" draw:text-style-name="P2" xml:id="id15" draw:id="id15" draw:layer="layout" svg:width="2.223cm" svg:height="1.588cm" svg:x="13.764cm" svg:y="16.209cm">
          <svg:title>Calibrate</svg:title>
          <text:p text:style-name="P1">Servo-</text:p>
          <text:p text:style-name="P1">begrenzer</text:p>
          <draw:enhanced-geometry svg:viewBox="0 0 21600 21600" draw:type="rectangle" draw:enhanced-path="M 0 0 L 21600 0 21600 21600 0 21600 0 0 Z N"/>
        </draw:custom-shape>
        <draw:custom-shape draw:name="Calibrate 18" draw:style-name="gr3" draw:text-style-name="P2" xml:id="id16" draw:id="id16" draw:layer="layout" svg:width="2.223cm" svg:height="1.588cm" svg:x="17.257cm" svg:y="16.21cm">
          <svg:title>Calibrate</svg:title>
          <text:p text:style-name="P1">PPM</text:p>
          <text:p text:style-name="P1">Erzeugung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svg:x1="5.51cm" svg:y1="17.003cm" svg:x2="6.779cm" svg:y2="17.003cm" draw:start-shape="id12" draw:start-glue-point="1" draw:end-shape="id13" draw:end-glue-point="3" svg:d="M5510 17003h1269" svg:viewBox="0 0 1270 1">
          <text:p/>
        </draw:connector>
        <draw:connector draw:style-name="gr19" draw:text-style-name="P3" draw:layer="layout" svg:x1="9.002cm" svg:y1="17.003cm" svg:x2="10.272cm" svg:y2="17.003cm" draw:start-shape="id13" draw:start-glue-point="1" draw:end-shape="id14" draw:end-glue-point="3" svg:d="M9002 17003h1270" svg:viewBox="0 0 1271 1">
          <text:p/>
        </draw:connector>
        <draw:connector draw:style-name="gr20" draw:text-style-name="P3" draw:layer="layout" svg:x1="12.495cm" svg:y1="17.003cm" svg:x2="13.948cm" svg:y2="17.01cm" draw:start-shape="id14" draw:start-glue-point="1" svg:d="M12495 17003h983v7h470" svg:viewBox="0 0 1454 8">
          <text:p/>
        </draw:connector>
        <draw:connector draw:style-name="gr21" draw:text-style-name="P3" draw:layer="layout" svg:x1="15.987cm" svg:y1="17.003cm" svg:x2="17.257cm" svg:y2="17.004cm" draw:start-shape="id15" draw:start-glue-point="1" draw:end-shape="id16" draw:end-glue-point="3" svg:d="M15987 17003h634v1h636" svg:viewBox="0 0 1271 2">
          <text:p/>
        </draw:connector>
        <draw:connector draw:style-name="gr22" draw:text-style-name="P3" draw:layer="layout" svg:x1="5.51cm" svg:y1="12.906cm" svg:x2="7.097cm" svg:y2="12.906cm" draw:start-shape="id11" draw:start-glue-point="1" draw:end-shape="id17" draw:end-glue-point="3" svg:d="M5510 12906h1587" svg:viewBox="0 0 1588 1">
          <text:p/>
        </draw:connector>
        <draw:connector draw:style-name="gr23" draw:text-style-name="P3" draw:layer="layout" svg:x1="9.32cm" svg:y1="12.906cm" svg:x2="10.472cm" svg:y2="12.906cm" draw:start-shape="id17" draw:start-glue-point="1" draw:end-shape="id18" draw:end-glue-point="3" svg:d="M9320 12906h1152" svg:viewBox="0 0 1153 1">
          <text:p/>
        </draw:connector>
        <draw:connector draw:style-name="gr24" draw:text-style-name="P3" draw:layer="layout" svg:x1="12.695cm" svg:y1="12.906cm" svg:x2="13.965cm" svg:y2="12.906cm" draw:start-shape="id18" draw:start-glue-point="1" draw:end-shape="id19" draw:end-glue-point="3" svg:d="M12695 12906h1270" svg:viewBox="0 0 1271 1">
          <text:p/>
        </draw:connector>
        <draw:connector draw:style-name="gr25" draw:text-style-name="P3" draw:layer="layout" draw:line-skew="0cm 0cm -1.068cm" svg:x1="16.188cm" svg:y1="12.906cm" svg:x2="3.287cm" svg:y2="17.003cm" draw:start-shape="id19" draw:start-glue-point="1" draw:end-shape="id12" draw:end-glue-point="3" svg:d="M16188 12906h512v2049h-14995v2048h1582" svg:viewBox="0 0 14996 4098">
          <text:p/>
        </draw:connector>
        <draw:frame draw:style-name="gr14" draw:text-style-name="P4" draw:layer="layout" svg:width="1.84cm" svg:height="0.963cm" svg:x="5.51cm" svg:y="12.112cm">
          <draw:text-box>
            <text:p>CH1-12</text:p>
          </draw:text-box>
        </draw:frame>
        <draw:frame draw:style-name="gr15" draw:text-style-name="P4" draw:layer="layout" svg:width="1.27cm" svg:height="0.635cm" svg:x="5.51cm" svg:y="16.24cm">
          <draw:text-box>
            <text:p>S1-9</text:p>
          </draw:text-box>
        </draw:frame>
        <draw:frame draw:style-name="gr14" draw:text-style-name="P4" draw:layer="layout" svg:width="1.588cm" svg:height="0.963cm" svg:x="1.717cm" svg:y="12.093cm">
          <draw:text-box>
            <text:p>CH1-9</text:p>
          </draw:text-box>
        </draw:frame>
        <draw:frame draw:style-name="gr14" draw:text-style-name="P4" draw:layer="layout" svg:width="1.823cm" svg:height="0.963cm" svg:x="1.717cm" svg:y="16.229cm">
          <draw:text-box>
            <text:p>CH1-12</text:p>
          </draw:text-box>
        </draw:frame>
        <draw:frame draw:style-name="gr15" draw:text-style-name="P4" draw:layer="layout" svg:width="1.588cm" svg:height="0.635cm" svg:x="5.627cm" svg:y="4.34cm">
          <draw:text-box>
            <text:p>TR1-4</text:p>
          </draw:text-box>
        </draw:frame>
        <draw:frame draw:style-name="gr26" draw:text-style-name="P4" draw:layer="layout" svg:width="4.445cm" svg:height="0.659cm" svg:x="1cm" svg:y="1cm">
          <draw:text-box>
            <text:p>Txos 0.5.1 Blockschaltbild</text:p>
          </draw:text-box>
        </draw:frame>
        <draw:frame draw:style-name="gr27" draw:text-style-name="P4" draw:layer="layout" svg:width="4.523cm" svg:height="3.175cm" svg:x="6.954cm" svg:y="1cm">
          <draw:text-box>
            <text:p>Verfügbare Schalter</text:p>
            <text:p/>
            <text:p>BIx<text:tab/>2 Stufen Schalter</text:p>
            <text:p>TRx<text:tab/>3 Stufen Schalter</text:p>
            <text:p>CS1-3<text:tab/>Geberschalter</text:p>
            <text:p>LS1-3<text:tab/>Logische Schalter</text:p>
            <text:p>ON1<text:tab/>Immer Ein</text:p>
            <text:p>PHA<text:tab/>Phasen (3 Stufen)</text:p>
          </draw:text-box>
        </draw:frame>
        <draw:frame draw:style-name="gr14" draw:text-style-name="P4" draw:layer="layout" svg:width="3.175cm" svg:height="0.963cm" svg:x="17.51cm" svg:y="7.504cm">
          <draw:text-box>
            <text:p>Phasenabhängig</text:p>
          </draw:text-box>
        </draw:frame>
        <draw:frame draw:style-name="gr14" draw:text-style-name="P4" draw:layer="layout" svg:width="3.175cm" svg:height="0.963cm" svg:x="10.207cm" svg:y="11.467cm">
          <draw:text-box>
            <text:p>Phasenabhängig</text:p>
          </draw:text-box>
        </draw:frame>
        <draw:frame draw:style-name="gr15" draw:text-style-name="P4" draw:layer="layout" svg:width="1.905cm" svg:height="0.635cm" svg:x="14.017cm" svg:y="11.477cm">
          <draw:text-box>
            <text:p>Schaltbar</text:p>
          </draw:text-box>
        </draw:frame>
        <draw:frame draw:style-name="gr15" draw:text-style-name="P4" draw:layer="layout" svg:width="1.905cm" svg:height="0.635cm" svg:x="7.35cm" svg:y="11.477cm">
          <draw:text-box>
            <text:p>Schaltbar</text:p>
          </draw:text-box>
        </draw:frame>
        <draw:frame draw:style-name="gr15" draw:text-style-name="P4" draw:layer="layout" svg:width="1.905cm" svg:height="0.635cm" svg:x="3.54cm" svg:y="11.477cm">
          <draw:text-box>
            <text:p>Schaltbar</text:p>
          </draw:text-box>
        </draw:frame>
        <draw:connector draw:style-name="gr28" draw:text-style-name="P3" draw:layer="layout" svg:x1="1.706cm" svg:y1="8.949cm" svg:x2="3.222cm" svg:y2="8.944cm" draw:end-shape="id3" draw:end-glue-point="3" svg:d="M1706 8949h501v-5h1015" svg:viewBox="0 0 1517 6">
          <text:p/>
        </draw:connector>
        <draw:frame draw:style-name="gr29" draw:text-style-name="P4" draw:layer="layout" svg:width="1.905cm" svg:height="1.637cm" svg:x="1.317cm" svg:y="7.832cm">
          <draw:text-box>
            <text:p>Alle</text:p>
            <text:p>Schalter</text:p>
          </draw:text-box>
        </draw:frame>
        <draw:connector draw:style-name="gr30" draw:text-style-name="P3" draw:layer="layout" svg:x1="1.572cm" svg:y1="7.031cm" svg:x2="3.222cm" svg:y2="7.038cm" draw:end-shape="id1" draw:end-glue-point="3" svg:d="M1572 7031h569v7h1081" svg:viewBox="0 0 1651 8">
          <text:p/>
        </draw:connector>
        <draw:connector draw:style-name="gr31" draw:text-style-name="P3" draw:layer="layout" svg:x1="1.63cm" svg:y1="5.133cm" svg:x2="3.222cm" svg:y2="5.133cm" draw:end-shape="id10" draw:end-glue-point="3" svg:d="M1630 5133h1592" svg:viewBox="0 0 1593 1">
          <text:p/>
        </draw:connector>
        <draw:frame draw:style-name="gr15" draw:text-style-name="P4" draw:layer="layout" svg:width="1.905cm" svg:height="0.635cm" svg:x="1.317cm" svg:y="6.245cm">
          <draw:text-box>
            <text:p>ADC 1-6</text:p>
          </draw:text-box>
        </draw:frame>
        <draw:frame draw:style-name="gr32" draw:text-style-name="P4" draw:layer="layout" svg:width="1.905cm" svg:height="0.645cm" svg:x="1.317cm" svg:y="4.34cm">
          <draw:text-box>
            <text:p>ADC 7-10</text:p>
          </draw:text-box>
        </draw:frame>
        <draw:frame draw:style-name="gr33" draw:text-style-name="P4" draw:layer="layout" svg:width="1.587cm" svg:height="0.952cm" svg:x="9.573cm" svg:y="7.832cm">
          <draw:text-box>
            <text:p>IN1-9</text:p>
          </draw:text-box>
        </draw:frame>
        <draw:frame draw:style-name="gr34" draw:text-style-name="P4" draw:layer="layout" svg:width="4.523cm" svg:height="4.191cm" svg:x="24.177cm" svg:y="15.809cm">
          <draw:text-box>
            <text:p>Verfügbare Phasen</text:p>
            <text:p/>
            <text:p>Normal</text:p>
            <text:p>Thermik</text:p>
            <text:p>Speed</text:p>
            <text:p>Start</text:p>
            <text:p>Landung</text:p>
            <text:p>Akro</text:p>
            <text:p>Akro2</text:p>
            <text:p>Strecke</text:p>
            <text:p>Schlepp</text:p>
          </draw:text-box>
        </draw:frame>
        <draw:frame draw:style-name="gr35" draw:text-style-name="P4" draw:layer="layout" svg:width="3.81cm" svg:height="5.665cm" svg:x="20.05cm" svg:y="14.335cm">
          <draw:text-box>
            <text:p>Modell Mischer</text:p>
            <text:p/>
            <text:p>Delta Mix</text:p>
            <text:p>V Leitwerk</text:p>
            <text:p>QR Differenzierung</text:p>
            <text:p>QR &gt; SR</text:p>
            <text:p>QR &gt; WK</text:p>
            <text:p>LK &gt; QR</text:p>
            <text:p>LK &gt; WK</text:p>
            <text:p>LK &gt; HR</text:p>
            <text:p>WK &gt; QR</text:p>
            <text:p>WK &gt; HR</text:p>
            <text:p>HR &gt; QR</text:p>
            <text:p>HR &gt; WK</text:p>
            <text:p>SR &gt; HR</text:p>
          </draw:text-box>
        </draw:frame>
        <draw:frame draw:style-name="gr36" draw:text-style-name="P4" draw:layer="layout" svg:width="4.523cm" svg:height="3.492cm" svg:x="24.177cm" svg:y="12.112cm">
          <draw:text-box>
            <text:p>Kanäle</text:p>
            <text:p/>
            <text:p>MOT<text:tab/>Motor</text:p>
            <text:p>QR<text:tab/>Querruder</text:p>
            <text:p>HR<text:tab/>Höhenruder</text:p>
            <text:p>SR<text:tab/>Seitenruder</text:p>
            <text:p>WK<text:tab/>Wölbklappen</text:p>
            <text:p>LK<text:tab/>Landeklappen</text:p>
            <text:p>FWK<text:tab/>Fahrwerk</text:p>
          </draw:text-box>
        </draw:frame>
        <draw:frame draw:style-name="gr27" draw:text-style-name="P4" draw:layer="layout" svg:width="3.81cm" svg:height="3.175cm" svg:x="11.795cm" svg:y="1cm">
          <draw:text-box>
            <text:p>Logische Schalter</text:p>
            <text:p/>
            <text:p>A &amp; B</text:p>
            <text:p>A | B</text:p>
            <text:p>A &amp; B &amp; C</text:p>
            <text:p>A | B | C</text:p>
            <text:p>(A &amp; B) | C</text:p>
            <text:p>(A | B) &amp; 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0:27:45.186614361</meta:creation-date>
    <dc:date>2024-03-04T13:02:22.364211022</dc:date>
    <meta:editing-duration>PT1H32M51S</meta:editing-duration>
    <meta:editing-cycles>7</meta:editing-cycles>
    <meta:generator>LibreOffice/7.4.7.2$Linux_X86_64 LibreOffice_project/40$Build-2</meta:generator>
    <meta:print-date>2024-03-04T11:47:07.761464217</meta:print-date>
    <meta:document-statistic meta:object-count="66"/>
  </office:meta>
</office:document-meta>
</file>